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148C4DEEC1F8C53D43.png" manifest:media-type="image/png"/>
  <manifest:file-entry manifest:full-path="Pictures/10000000000002D00000021CF851B4EDC4267FF8.png" manifest:media-type="image/png"/>
  <manifest:file-entry manifest:full-path="Pictures/100020080000064900000218E9D3ADE00CAA4B84.svg" manifest:media-type="image/svg+xml"/>
  <manifest:file-entry manifest:full-path="Pictures/10000000000005DC00000465FFD097362F08B28B.png" manifest:media-type="image/png"/>
  <manifest:file-entry manifest:full-path="Pictures/100020130000064B00000218A3BCDAE1A79EEA0E.svg" manifest:media-type="image/svg+xml"/>
  <manifest:file-entry manifest:full-path="Pictures/10000000000005DC000004657018D8F9680FB6C9.png" manifest:media-type="image/png"/>
  <manifest:file-entry manifest:full-path="Pictures/100002010000003D00000014D518E9B72DC84EE5.png" manifest:media-type="image/png"/>
  <manifest:file-entry manifest:full-path="Pictures/10000000000005DC000004653D408588EC2B8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H_5f_002158_5f_02_5f_rd3EPIC_5f_43_5f_light_5f_tn8-title">
      <style:graphic-properties draw:auto-grow-height="true" fo:min-height="3.501cm"/>
    </style:style>
    <style:style style:name="pr2" style:family="presentation" style:parent-style-name="RH_5f_002158_5f_02_5f_rd3EPIC_5f_43_5f_light_5f_tn8-subtitle">
      <style:graphic-properties draw:stroke="none" draw:fill="none" fo:min-height="1.016cm"/>
    </style:style>
    <style:style style:name="pr3" style:family="presentation" style:parent-style-name="RH_5f_002158_5f_02_5f_rd3EPIC_5f_43_5f_light_5f_tn8-notes">
      <style:graphic-properties draw:fill-color="#ffffff" draw:auto-grow-height="true" fo:min-height="12.572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1" style:family="paragraph">
      <loext:graphic-properties draw:fill="none"/>
      <style:text-properties fo:font-size="11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478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.203cm" fo:margin-bottom="0.48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top="0.203cm" fo:margin-bottom="0.483cm"/>
    </style:style>
    <style:style style:name="P6" style:family="paragraph">
      <style:paragraph-properties fo:margin-left="0cm" fo:margin-right="0cm" fo:margin-top="0.2cm" fo:margin-bottom="0.47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1pt"/>
    </style:style>
    <style:style style:name="T2" style:family="text">
      <style:text-properties fo:color="#000000" style:text-outline="false" style:text-line-through-style="none" style:text-line-through-type="none" style:text-position="0% 100%" style:font-name="Overpass2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Overpass2" fo:font-size="17.6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28pt" style:language-asian="zh" style:country-asian="CN" style:font-style-asian="normal" style:font-weight-asian="normal" style:font-name-complex="Lucida 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00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00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00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00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000000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00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00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000000" fo:font-size="75%"/>
      </text:list-level-style-bullet>
    </text:list-style>
  </office:automatic-styles>
  <office:body>
    <office:presentation>
      <draw:page draw:name="page1" draw:style-name="dp1" draw:master-page-name="RH_5f_002158_5f_02_5f_rd3EPIC_5f_43_5f_light_5f_tn8" presentation:presentation-page-layout-name="AL1T12">
        <office:forms form:automatic-focus="false" form:apply-design-mode="false"/>
        <draw:frame presentation:style-name="pr1" draw:layer="layout" svg:width="23.8cm" svg:height="3.501cm" svg:x="2.1cm" svg:y="8.4cm" presentation:class="title">
          <draw:text-box>
            <text:p>Advanced on-demand node provisioning with Jenkins and OpenStack.</text:p>
          </draw:text-box>
        </draw:frame>
        <draw:frame presentation:style-name="RH_5f_002158_5f_02_5f_rd3EPIC_5f_43_5f_light_5f_tn8-outline1" draw:layer="layout" svg:width="9.018cm" svg:height="6.581cm" svg:x="3.92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5.136cm" presentation:class="outline" presentation:placeholder="true">
          <draw:text-box/>
        </draw:frame>
        <draw:frame presentation:style-name="pr2" draw:text-style-name="P1" draw:layer="layout" svg:width="16.845cm" svg:height="1.016cm" svg:x="1.016cm" svg:y="19.05cm">
          <draw:text-box>
            <text:p><text:span text:style-name="T1">2016-04-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>
          <draw:text-box>
            <text:p>Jenkins node type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Jenkins master</text:span></text:p>
              </text:list-item>
              <text:list-item>
                <text:p text:style-name="P3"><text:span text:style-name="T2">Static nodes</text:span></text:p>
              </text:list-item>
              <text:list-item>
                <text:p text:style-name="P3"><text:span text:style-name="T2">Nodes connected on dem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s in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How on-demand works in Jenkins?</text:span></text:p>
              </text:list-item>
              <text:list-item>
                <text:p text:style-name="P3"><text:span text:style-name="T2">Where to configure?</text:span></text:p>
                <text:list>
                  <text:list-item>
                    <text:p>What are templates for?</text:p>
                  </text:list-item>
                </text:list>
              </text:list-item>
              <text:list-item>
                <text:p text:style-name="P3"><text:span text:style-name="T2">What is supported?</text:span></text:p>
                <text:list>
                  <text:list-item>
                    <text:p>Containers</text:p>
                    <text:list>
                      <text:list-item>
                        <text:p>Docker, Kubernetes</text:p>
                      </text:list-item>
                    </text:list>
                  </text:list-item>
                  <text:list-item>
                    <text:p>Misc</text:p>
                    <text:list>
                      <text:list-item>
                        <text:p>Libvirt, Ad-hoc clouds</text:p>
                      </text:list-item>
                    </text:list>
                  </text:list-item>
                  <text:list-item>
                    <text:p>Clou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Jenkins and OpenStack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Authentication</text:span></text:p>
              </text:list-item>
              <text:list-item>
                <text:p text:style-name="P3"><text:span text:style-name="T2">Server attributes</text:span></text:p>
              </text:list-item>
              <text:list-item>
                <text:p text:style-name="P3"><text:span text:style-name="T2">Key pair</text:span></text:p>
              </text:list-item>
              <text:list-item>
                <text:p text:style-name="P3"><text:span text:style-name="T2">Connection method</text:span></text:p>
              </text:list-item>
              <text:list-item>
                <text:p text:style-name="P3"><text:span text:style-name="T2">Retention</text:span></text:p>
              </text:list-item>
              <text:list-item>
                <text:p text:style-name="P3"><text:span text:style-name="T2">Option overriding</text:span></text:p>
                <text:list>
                  <text:list-item>
                    <text:p>Instance capacity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When it hurts</text:p>
          </draw:text-box>
        </draw:frame>
        <draw:frame presentation:style-name="Default1-outline1" draw:text-style-name="P5" draw:layer="layout" svg:width="23.8cm" svg:height="12.18cm" svg:x="2.1cm" svg:y="7cm" presentation:class="outline">
          <draw:text-box>
            <text:list text:style-name="L3">
              <text:list-item>
                <text:p text:style-name="P4"><text:span text:style-name="T2">No nodes are created but there are builds in queue?</text:span></text:p>
              </text:list-item>
              <text:list-item>
                <text:p text:style-name="P4"><text:span text:style-name="T2">Nodes are created but never launched correctly?</text:span></text:p>
              </text:list-item>
              <text:list-item>
                <text:p text:style-name="P4"><text:span text:style-name="T2">Have I reached the instance capacity?</text:span></text:p>
              </text:list-item>
              <text:list-item>
                <text:p text:style-name="P4"><text:span text:style-name="T2">Is every provisioning attempt successful?</text:span></text:p>
              </text:list-item>
              <text:list-item>
                <text:p text:style-name="P4"><text:span text:style-name="T2">How long does it take to start my node?</text:span></text:p>
              </text:list-item>
              <text:list-item>
                <text:p text:style-name="P4"><text:span text:style-name="T2">How to tell the remote service misbehaves?</text:span></text:p>
              </text:list-item>
              <text:list-item>
                <text:p text:style-name="P4"><text:span text:style-name="T2">How to investigate problem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 statistics plugin for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Track last N provisioning attempts</text:span></text:p>
              </text:list-item>
              <text:list-item>
                <text:p text:style-name="P3"><text:span text:style-name="T2">Measure time for phases: provisioning, launching and operation</text:span></text:p>
              </text:list-item>
              <text:list-item>
                <text:p text:style-name="P3"><text:span text:style-name="T2">Attach logs and exceptions for user to see</text:span></text:p>
              </text:list-item>
              <text:list-item>
                <text:p text:style-name="P3"><text:span text:style-name="T2">Distinguish failed attempts/phases</text:span></text:p>
              </text:list-item>
              <text:list-item>
                <text:p text:style-name="P3"><text:span text:style-name="T2">Provide history record and aggregated statistics</text:span></text:p>
              </text:list-item>
              <text:list-item>
                <text:p text:style-name="P3"><text:span text:style-name="T2">Future</text:span></text:p>
                <text:list>
                  <text:list-item>
                    <text:p text:style-name="P6"><text:span text:style-name="T3">Load balancing based on cloud/template st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2T1">
        <office:forms form:automatic-focus="false" form:apply-design-mode="false"/>
        <draw:frame presentation:style-name="Default1-title" draw:text-style-name="P7" draw:layer="layout" svg:width="23.8cm" svg:height="4.2cm" svg:x="2.1cm" svg:y="0cm" presentation:class="title" presentation:user-transformed="true">
          <draw:text-box>
            <text:p text:style-name="P7">Q&amp;A</text:p>
          </draw:text-box>
        </draw:frame>
        <draw:frame presentation:style-name="Default1-outline1" draw:layer="layout" svg:width="23.8cm" svg:height="12.18cm" svg:x="2.1cm" svg:y="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35" draw:display-name="Bitmap 35" xlink:href="Pictures/10000000000002D00000021CF851B4EDC4267FF8.png" xlink:type="simple" xlink:show="embed" xlink:actuate="onLoad"/>
    <draw:fill-image draw:name="Bitmape_20_20" draw:display-name="Bitmape 20" xlink:href="Pictures/10000000000005DC00000465FFD097362F08B28B.png" xlink:type="simple" xlink:show="embed" xlink:actuate="onLoad"/>
    <draw:fill-image draw:name="Bitmape_20_21" draw:display-name="Bitmape 21" xlink:href="Pictures/10000000000005DC000004657018D8F9680FB6C9.png" xlink:type="simple" xlink:show="embed" xlink:actuate="onLoad"/>
    <draw:fill-image draw:name="background" xlink:href="Pictures/10000000000005DC000004653D408588EC2B862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background" style:display-name="RH_002158_02_rd3EPIC_43_light_tn8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8-backgroundobjects" style:display-name="RH_002158_02_rd3EPIC_43_light_tn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2158_5f_02_5f_rd3EPIC_5f_43_5f_light_5f_tn8-notes" style:display-name="RH_002158_02_rd3EPIC_43_light_tn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outline1" style:display-name="RH_002158_02_rd3EPIC_43_light_tn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outline1" style:display-name="RH_002158_02_rd3EPIC_43_light_tn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outline2" style:display-name="RH_002158_02_rd3EPIC_43_light_tn8-outline2" style:family="presentation" style:parent-style-name="RH_5f_002158_5f_02_5f_rd3EPIC_5f_43_5f_light_5f_tn8-outline1">
      <style:paragraph-properties fo:margin-left="0cm" fo:margin-right="0cm" fo:margin-top="0cm" fo:margin-bottom="0.278cm" fo:text-indent="0cm"/>
      <style:text-properties fo:font-size="15.3999996185303pt" style:font-size-asian="28pt" style:font-size-complex="28pt"/>
    </style:style>
    <style:style style:name="RH_5f_002158_5f_02_5f_rd3EPIC_5f_43_5f_light_5f_tn8-outline3" style:display-name="RH_002158_02_rd3EPIC_43_light_tn8-outline3" style:family="presentation" style:parent-style-name="RH_5f_002158_5f_02_5f_rd3EPIC_5f_43_5f_light_5f_tn8-outline2">
      <style:paragraph-properties fo:margin-left="0cm" fo:margin-right="0cm" fo:margin-top="0cm" fo:margin-bottom="0.292cm" fo:text-indent="0cm"/>
      <style:text-properties fo:font-size="15.3999996185303pt" style:font-size-asian="24pt" style:font-size-complex="24pt"/>
    </style:style>
    <style:style style:name="RH_5f_002158_5f_02_5f_rd3EPIC_5f_43_5f_light_5f_tn8-outline4" style:display-name="RH_002158_02_rd3EPIC_43_light_tn8-outline4" style:family="presentation" style:parent-style-name="RH_5f_002158_5f_02_5f_rd3EPIC_5f_43_5f_light_5f_tn8-outline3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5" style:display-name="RH_002158_02_rd3EPIC_43_light_tn8-outline5" style:family="presentation" style:parent-style-name="RH_5f_002158_5f_02_5f_rd3EPIC_5f_43_5f_light_5f_tn8-outline4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6" style:display-name="RH_002158_02_rd3EPIC_43_light_tn8-outline6" style:family="presentation" style:parent-style-name="RH_5f_002158_5f_02_5f_rd3EPIC_5f_43_5f_light_5f_tn8-outline5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7" style:display-name="RH_002158_02_rd3EPIC_43_light_tn8-outline7" style:family="presentation" style:parent-style-name="RH_5f_002158_5f_02_5f_rd3EPIC_5f_43_5f_light_5f_tn8-outline6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8" style:display-name="RH_002158_02_rd3EPIC_43_light_tn8-outline8" style:family="presentation" style:parent-style-name="RH_5f_002158_5f_02_5f_rd3EPIC_5f_43_5f_light_5f_tn8-outline7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9" style:display-name="RH_002158_02_rd3EPIC_43_light_tn8-outline9" style:family="presentation" style:parent-style-name="RH_5f_002158_5f_02_5f_rd3EPIC_5f_43_5f_light_5f_tn8-outline8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subtitle" style:display-name="RH_002158_02_rd3EPIC_43_light_tn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subtitle" style:display-name="RH_002158_02_rd3EPIC_43_light_tn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title" style:display-name="RH_002158_02_rd3EPIC_43_light_tn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title" style:display-name="RH_002158_02_rd3EPIC_43_light_tn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4" fo:font-family="Overpass" style:font-style-name="Bold" style:font-pitch="variable" fo:font-size="35.2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Default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background" style:display-name="RH_002158_02_rd3EPIC_43_light_tn24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4-backgroundobjects" style:display-name="RH_002158_02_rd3EPIC_43_light_tn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backgroundobjects" style:display-name="RH_002158_02_rd3EPIC_43_light_tn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notes" style:display-name="RH_002158_02_rd3EPIC_43_light_tn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4-outline1" style:display-name="RH_002158_02_rd3EPIC_43_light_tn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outline1" style:display-name="RH_002158_02_rd3EPIC_43_light_tn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outline2" style:display-name="RH_002158_02_rd3EPIC_43_light_tn24-outline2" style:family="presentation" style:parent-style-name="RH_5f_002158_5f_02_5f_rd3EPIC_5f_43_5f_light_5f_tn24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24-outline3" style:display-name="RH_002158_02_rd3EPIC_43_light_tn24-outline3" style:family="presentation" style:parent-style-name="RH_5f_002158_5f_02_5f_rd3EPIC_5f_43_5f_light_5f_tn24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24-outline4" style:display-name="RH_002158_02_rd3EPIC_43_light_tn24-outline4" style:family="presentation" style:parent-style-name="RH_5f_002158_5f_02_5f_rd3EPIC_5f_43_5f_light_5f_tn24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5" style:display-name="RH_002158_02_rd3EPIC_43_light_tn24-outline5" style:family="presentation" style:parent-style-name="RH_5f_002158_5f_02_5f_rd3EPIC_5f_43_5f_light_5f_tn24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6" style:display-name="RH_002158_02_rd3EPIC_43_light_tn24-outline6" style:family="presentation" style:parent-style-name="RH_5f_002158_5f_02_5f_rd3EPIC_5f_43_5f_light_5f_tn24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7" style:display-name="RH_002158_02_rd3EPIC_43_light_tn24-outline7" style:family="presentation" style:parent-style-name="RH_5f_002158_5f_02_5f_rd3EPIC_5f_43_5f_light_5f_tn24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8" style:display-name="RH_002158_02_rd3EPIC_43_light_tn24-outline8" style:family="presentation" style:parent-style-name="RH_5f_002158_5f_02_5f_rd3EPIC_5f_43_5f_light_5f_tn24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9" style:display-name="RH_002158_02_rd3EPIC_43_light_tn24-outline9" style:family="presentation" style:parent-style-name="RH_5f_002158_5f_02_5f_rd3EPIC_5f_43_5f_light_5f_tn24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subtitle" style:display-name="RH_002158_02_rd3EPIC_43_light_tn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subtitle" style:display-name="RH_002158_02_rd3EPIC_43_light_tn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title" style:display-name="RH_002158_02_rd3EPIC_43_light_tn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title" style:display-name="RH_002158_02_rd3EPIC_43_light_tn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2158_5f_02_5f_rd3EPIC_5f_43_5f_light_5f_tn8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2158_5f_02_5f_rd3EPIC_5f_43_5f_light_5f_tn8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2158_5f_02_5f_rd3EPIC_5f_43_5f_light_5f_tn8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2158_5f_02_5f_rd3EPIC_5f_43_5f_light_5f_tn2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2158_5f_02_5f_rd3EPIC_5f_43_5f_light_5f_tn2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2158_5f_02_5f_rd3EPIC_5f_43_5f_light_5f_tn2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8" style:display-name="RH_002158_02_rd3EPIC_43_light_tn8" style:page-layout-name="PM1" draw:style-name="Mdp2">
      <draw:frame presentation:style-name="RH_5f_002158_5f_02_5f_rd3EPIC_5f_43_5f_light_5f_tn8-title" draw:layer="backgroundobjects" svg:width="23.8cm" svg:height="3.501cm" svg:x="2.1cm" svg:y="8.4cm" presentation:class="title" presentation:placeholder="true">
        <draw:text-box/>
      </draw:frame>
      <draw:frame presentation:style-name="RH_5f_002158_5f_02_5f_rd3EPIC_5f_43_5f_light_5f_tn8-outline1" draw:layer="backgroundobjects" svg:width="18.48cm" svg:height="6.581cm" svg:x="3.92cm" svg:y="21.698cm" presentation:class="outline" presentation:placeholder="true">
        <draw:text-box/>
      </draw:frame>
      <draw:frame presentation:style-name="Mpr4" draw:text-style-name="MP2" draw:layer="backgroundobjects" svg:width="6.524cm" svg:height="1.447cm" svg:x="1.396cm" svg:y="2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cm" svg:y="2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4cm" svg:height="1.447cm" svg:x="20.07cm" svg:y="24.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8cm" svg:height="0.697cm" svg:x="25.116cm" svg:y="19.767cm">
        <draw:image xlink:href="Pictures/100020130000064B00000218A3BCDAE1A79EEA0E.svg" xlink:type="simple" xlink:show="embed" xlink:actuate="onLoad">
          <text:p/>
        </draw:image>
        <draw:image xlink:href="Pictures/100002010000003D00000014D518E9B72DC84EE5.png" xlink:type="simple" xlink:show="embed" xlink:actuate="onLoad"/>
      </draw:frame>
      <presentation:notes style:page-layout-name="PM0">
        <draw:page-thumbnail presentation:style-name="RH_5f_002158_5f_02_5f_rd3EPIC_5f_43_5f_light_5f_tn8-title" draw:layer="backgroundobjects" svg:width="13.968cm" svg:height="10.476cm" svg:x="3.81cm" svg:y="2.123cm" presentation:class="page"/>
        <draw:frame presentation:style-name="RH_5f_002158_5f_02_5f_rd3EPIC_5f_43_5f_light_5f_tn8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3.8cm" svg:height="4.2cm" svg:x="2.1cm" svg:y="0cm" presentation:class="title" presentation:placeholder="true">
        <draw:text-box/>
      </draw:frame>
      <draw:frame presentation:style-name="Default1-outline1" draw:layer="backgroundobjects" svg:width="23.8cm" svg:height="12.18cm" svg:x="2.1cm" svg:y="7cm" presentation:class="outline" presentation:placeholder="true">
        <draw:text-box/>
      </draw:frame>
      <draw:frame presentation:style-name="Mpr7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8C4DEEC1F8C53D43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4" style:display-name="RH_002158_02_rd3EPIC_43_light_tn24" style:page-layout-name="PM1" draw:style-name="Mdp4">
      <draw:frame presentation:style-name="RH_5f_002158_5f_02_5f_rd3EPIC_5f_43_5f_light_5f_tn24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24-outline1" draw:layer="backgroundobjects" svg:width="23.8cm" svg:height="12.18cm" svg:x="2.1cm" svg:y="7cm" presentation:class="outline" presentation:placeholder="true">
        <draw:text-box/>
      </draw:frame>
      <draw:frame presentation:style-name="Mpr10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8C4DEEC1F8C53D43.png" xlink:type="simple" xlink:show="embed" xlink:actuate="onLoad"/>
      </draw:frame>
      <presentation:notes style:page-layout-name="PM0">
        <draw:page-thumbnail presentation:style-name="RH_5f_002158_5f_02_5f_rd3EPIC_5f_43_5f_light_5f_tn24-title" draw:layer="backgroundobjects" svg:width="13.968cm" svg:height="10.476cm" svg:x="3.81cm" svg:y="2.123cm" presentation:class="page"/>
        <draw:frame presentation:style-name="RH_5f_002158_5f_02_5f_rd3EPIC_5f_43_5f_light_5f_tn2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Gondza</meta:initial-creator>
    <meta:creation-date>2016-04-26T12:23:32.902406508</meta:creation-date>
    <dc:date>2016-04-29T13:23:21.590794857</dc:date>
    <dc:creator>Oliver Gondza</dc:creator>
    <meta:editing-duration>P1DT3H10M37S</meta:editing-duration>
    <meta:editing-cycles>5</meta:editing-cycles>
    <meta:generator>LibreOffice/5.0.5.2$Linux_X86_64 LibreOffice_project/00m0$Build-2</meta:generator>
    <meta:document-statistic meta:object-count="86"/>
  </office:meta>
</office:document-meta>
</file>